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My collections</text:title></text:p>
      <text:p text:style-name="OrgTitle"/>
      <text:p text:style-name="OrgSubtitle"><text:initial-creator>Hoyoul Park</text:initial-creator></text:p>
      <text:p text:style-name="OrgSubtitle"/>
      <text:table-of-content text:style-name="OrgIndexSection" text:protected="true" text:name="Table of Contents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2fa2c21">1. About me</text:a></text:p>
          <text:p text:style-name="Contents_20_1"><text:a xlink:type="simple" xlink:href="#orgc847a88">2. 책</text:a></text:p>
        </text:index-body>
      </text:table-of-content>
      <text:h text:style-name="Heading_20_1" text:outline-level="1" text:is-list-header="false">
<text:bookmark-start text:name="OrgXref.org2fa2c21"/>
<text:bookmark text:name="org2fa2c21"/>About me
<text:bookmark-end text:name="OrgXref.org2fa2c21"/></text:h>
      <text:p text:style-name="OrgFixedWidthBlock">. 가난한 사람.</text:p>
      <text:p text:style-name="OrgFixedWidthBlock">. 모르는 것을 알기 위해 노력함.</text:p>
      <text:p text:style-name="OrgFixedWidthBlockLastLine">. 제주에 거주</text:p>
      <text:h text:style-name="Heading_20_1" text:outline-level="1" text:is-list-header="false">
<text:bookmark-start text:name="OrgXref.orgc847a88"/>
<text:bookmark text:name="orgc847a88"/>책
<text:bookmark-end text:name="OrgXref.orgc847a88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Hoyoul Park</dc:creator>
    <meta:initial-creator>Hoyoul Park</meta:initial-creator>
    <dc:date>2018-12-02T21:26:12</dc:date>
    <meta:creation-date>2018-12-02T21:26:12</meta:creation-date>
    <meta:generator>Emacs 26.1 (Org mode 9.1.14)</meta:generator>
    <meta:keyword>org-mode, export, html, theme, style, css, js, bigblow</meta:keyword>
    <dc:subject>Org-HTML export made simple.</dc:subject>
    <dc:title>My collections</dc:title>
  </office:meta>
</office:document-meta>
</file>